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4pt"/>
    </style:style>
    <style:style style:name="co2" style:family="table-column">
      <style:table-column-properties fo:break-before="auto" style:column-width="598.99pt"/>
    </style:style>
    <style:style style:name="co3" style:family="table-column">
      <style:table-column-properties fo:break-before="auto" style:column-width="695pt"/>
    </style:style>
    <style:style style:name="co4" style:family="table-column">
      <style:table-column-properties fo:break-before="auto" style:column-width="144.6pt"/>
    </style:style>
    <style:style style:name="co5" style:family="table-column">
      <style:table-column-properties fo:break-before="auto" style:column-width="157.69pt"/>
    </style:style>
    <style:style style:name="co6" style:family="table-column">
      <style:table-column-properties fo:break-before="auto" style:column-width="352.74pt"/>
    </style:style>
    <style:style style:name="co7" style:family="table-column">
      <style:table-column-properties fo:break-before="auto" style:column-width="407.06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476.5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8f93c7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8f93c7"/>
      <style:text-properties style:use-window-font-color="true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9999"/>
    </style:style>
    <style:style style:name="ce44" style:family="table-cell" style:parent-style-name="Default">
      <style:table-cell-properties fo:background-color="#00a65d"/>
    </style:style>
    <style:style style:name="ce45" style:family="table-cell" style:parent-style-name="Default">
      <style:table-cell-properties fo:background-color="#72bf44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>
      <style:table-cell-properties fo:background-color="#ed1c24"/>
      <style:text-properties style:use-window-font-color="true"/>
    </style:style>
    <style:style style:name="ce48" style:family="table-cell" style:parent-style-name="Default">
      <style:table-cell-properties fo:background-color="#ed1c24"/>
    </style:style>
    <style:style style:name="ce4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ed1c24"/>
      <style:text-properties style:font-name="Liberation Sans" style:font-name-asian="Noto Sans CJK SC Regular" style:font-name-complex="Lohit Devanagari"/>
    </style:style>
    <style:style style:name="ce52" style:family="table-cell" style:parent-style-name="Default">
      <style:table-cell-properties fo:background-color="#f58220"/>
    </style:style>
    <style:style style:name="ce53" style:family="table-cell" style:parent-style-name="Default">
      <style:table-cell-properties fo:background-color="#ef413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37" office:value-type="string" calcext:value-type="string">
            <text:p>Название курса</text:p>
          </table:table-cell>
          <table:table-cell table:style-name="ce42" office:value-type="string" calcext:value-type="string">
            <text:p>Минусы</text:p>
          </table:table-cell>
          <table:table-cell table:style-name="ce37" office:value-type="string" calcext:value-type="string">
            <text:p>Что учат</text:p>
          </table:table-cell>
          <table:table-cell office:value-type="string" calcext:value-type="string">
            <text:p>Автор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Требования</text:p>
          </table:table-cell>
          <table:table-cell office:value-type="string" calcext:value-type="string">
            <text:p>Польза</text:p>
          </table:table-cell>
          <table:table-cell office:value-type="string" calcext:value-type="string">
            <text:p>Сфера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Длительность</text:p>
          </table:table-cell>
          <table:table-cell office:value-type="string" calcext:value-type="string">
            <text:p>В неделю</text:p>
          </table:table-cell>
          <table:table-cell table:number-columns-repeated="1013"/>
        </table:table-row>
        <table:table-row table:style-name="ro1">
          <table:table-cell table:style-name="ce38" office:value-type="string" calcext:value-type="string">
            <text:p>DemoX</text:p>
          </table:table-cell>
          <table:table-cell table:style-name="ce49"/>
          <table:table-cell office:value-type="string" calcext:value-type="string">
            <text:p>сам edX снял курс, как им пользоваться. Хз может я б и прошёл если б было время. </text:p>
          </table:table-cell>
          <table:table-cell table:number-columns-repeated="5"/>
          <table:table-cell office:value-type="string" calcext:value-type="string">
            <text:p><text:a xlink:href="https://www.edx.org/course/demox-edx-demox-1-0" xlink:type="simple">https://www.edx.org/course/demox-edx-demox-1-0</text:a></text:p>
          </table:table-cell>
          <table:table-cell table:number-columns-repeated="1015"/>
        </table:table-row>
        <table:table-row table:style-name="ro1">
          <table:table-cell table:style-name="ce37"/>
          <table:table-cell table:style-name="ce42"/>
          <table:table-cell table:style-name="ce37"/>
          <table:table-cell table:number-columns-repeated="1021"/>
        </table:table-row>
        <table:table-row table:style-name="ro1">
          <table:table-cell table:style-name="ce37" office:value-type="string" calcext:value-type="string">
            <text:p>Азы Математики</text:p>
          </table:table-cell>
          <table:table-cell table:style-name="ce42"/>
          <table:table-cell table:style-name="ce37"/>
          <table:table-cell table:number-columns-repeated="1021"/>
        </table:table-row>
        <table:table-row table:style-name="ro1">
          <table:table-cell table:style-name="ce39" office:value-type="string" calcext:value-type="string">
            <text:p>Introduction to Algebra (прошёл)</text:p>
          </table:table-cell>
          <table:table-cell table:style-name="ce50"/>
          <table:table-cell table:number-columns-repeated="6"/>
          <table:table-cell office:value-type="string" calcext:value-type="string">
            <text:p><text:a xlink:href="https://www.edx.org/course/introduction-algebra-schoolyourself-algebrax-1" xlink:type="simple">https://www.edx.org/course/introduction-algebra-schoolyourself-algebrax-1</text:a>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Introduction to Geometry (прошёл)</text:p>
          </table:table-cell>
          <table:table-cell/>
          <table:table-cell office:value-type="string" calcext:value-type="string">
            <text:p>Геометрия.</text:p>
          </table:table-cell>
          <table:table-cell office:value-type="string" calcext:value-type="string">
            <text:p><text:s/>SchoolYourself </text:p>
          </table:table-cell>
          <table:table-cell table:number-columns-repeated="4"/>
          <table:table-cell office:value-type="string" calcext:value-type="string">
            <text:p><text:a xlink:href="https://www.edx.org/course/introduction-geometry-schoolyourself-geometryx-1" xlink:type="simple">https://www.edx.org/course/introduction-geometry-schoolyourself-geometryx-1</text:a>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College Algebra and Problem Solving (это тот же Precalculus) – прошёл</text:p>
          </table:table-cell>
          <table:table-cell table:style-name="ce47" office:value-type="string" calcext:value-type="string">
            <text:p>Бесят: бабка, и то что хотят впарить мне какой-то Alex</text:p>
          </table:table-cell>
          <table:table-cell office:value-type="string" calcext:value-type="string">
            <text:p>Углублённая алгебра</text:p>
          </table:table-cell>
          <table:table-cell office:value-type="string" calcext:value-type="string">
            <text:p>Arizona University</text:p>
          </table:table-cell>
          <table:table-cell table:number-columns-repeated="2"/>
          <table:table-cell office:value-type="string" calcext:value-type="string">
            <text:p>Ну блядь нервирует она меня…</text:p>
          </table:table-cell>
          <table:table-cell/>
          <table:table-cell office:value-type="string" calcext:value-type="string">
            <text:p><text:a xlink:href="https://www.edx.org/course/college-algebra-problem-solving-asux-mat117x" xlink:type="simple">https://www.edx.org/course/college-algebra-problem-solving-asux-mat117x</text:a></text:p>
          </table:table-cell>
          <table:table-cell table:number-columns-repeated="1015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style-name="ce42" office:value-type="string" calcext:value-type="string">
            <text:p>Школьный Матан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0" office:value-type="string" calcext:value-type="string">
            <text:p>Precalculus (прошёл)</text:p>
          </table:table-cell>
          <table:table-cell table:style-name="ce51" office:value-type="string" calcext:value-type="string">
            <text:p>(нахуй эту бабку с их Алексом) – или может и правда их алекс пройти? Тогда не надо будет искать ничего</text:p>
          </table:table-cell>
          <table:table-cell office:value-type="string" calcext:value-type="string">
            <text:p>linear, exponential, logarithmic, polynomial, rational, and trigonometric functions</text:p>
          </table:table-cell>
          <table:table-cell office:value-type="string" calcext:value-type="string">
            <text:p>Arizona University</text:p>
          </table:table-cell>
          <table:table-cell table:number-columns-repeated="2"/>
          <table:table-cell office:value-type="string" calcext:value-type="string">
            <text:p>Бабка-учитель… Нервирует.</text:p>
          </table:table-cell>
          <table:table-cell/>
          <table:table-cell office:value-type="string" calcext:value-type="string">
            <text:p><text:a xlink:href="https://www.edx.org/course/precalculus-asux-mat170x" xlink:type="simple">https://www.edx.org/course/precalculus-asux-mat170x</text:a>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Discovery Precalculus: A Creative and Connected Approach</text:p>
          </table:table-cell>
          <table:table-cell table:style-name="ce48" office:value-type="string" calcext:value-type="string">
            <text:p>Где блядь видео? Одно видео на 10 страниц, остальное текст. Вы хотите чтоб я читал? Идите нахуй</text:p>
          </table:table-cell>
          <table:table-cell office:value-type="string" calcext:value-type="string">
            <text:p>Pre-calculus, но чувак рассказывает это всё на фоне какихто красивых картин. Настораживает, что попахивает “всё обо всём”.</text:p>
          </table:table-cell>
          <table:table-cell office:value-type="string" calcext:value-type="string">
            <text:p><text:s/>UTAustinX </text:p>
          </table:table-cell>
          <table:table-cell/>
          <table:table-cell office:value-type="string" calcext:value-type="string">
            <text:p>College Algebra</text:p>
          </table:table-cell>
          <table:table-cell table:number-columns-repeated="2"/>
          <table:table-cell office:value-type="string" calcext:value-type="string">
            <text:p><text:a xlink:href="https://www.edx.org/course/discovery-precalculus-creative-connected-utaustinx-ut-prec-10-03x" xlink:type="simple">https://www.edx.org/course/discovery-precalculus-creative-connected-utaustinx-ut-prec-10-03x</text:a></text:p>
          </table:table-cell>
          <table:table-cell table:number-columns-repeated="1015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style-name="ce42" office:value-type="string" calcext:value-type="string">
            <text:p>Колледжевый Матан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3" office:value-type="string" calcext:value-type="string">
            <text:p>AP® Calculus BC</text:p>
          </table:table-cell>
          <table:table-cell/>
          <table:table-cell office:value-type="string" calcext:value-type="string">
            <text:p>Мат анализ (углублённый)</text:p>
          </table:table-cell>
          <table:table-cell office:value-type="string" calcext:value-type="string">
            <text:p><text:s/>Davidson Next </text:p>
          </table:table-cell>
          <table:table-cell/>
          <table:table-cell office:value-type="string" calcext:value-type="string">
            <text:p><text:s/>Calculus AB and/or BC</text:p>
          </table:table-cell>
          <table:table-cell office:value-type="string" calcext:value-type="string">
            <text:p>Механика и т.п.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On-Ramp to AP* Calculus</text:p>
          </table:table-cell>
          <table:table-cell table:style-name="ce46" office:value-type="string" calcext:value-type="string">
            <text:p>напомнить precalculus O_o. Сука научите меня просто. Хотя мне и надо просто напомнить. </text:p>
            <text:p>Но длинные какие-то уроки. </text:p>
            <text:p>Я думал везде так будет – 2 минуты теории – задание, 2 минуты теории – задание.</text:p>
            <text:p>И некоторые темы учат в формате напоминания – типа “вспомни, что степень это логарифм”. </text:p>
            <text:p>Т.е. они думают я уже это знаю. А это непоследовательно. Короче я уже должен это был знать к этому моменту.</text:p>
            <text:p>А первичное обучение этой теме я ещё на английском (как новичёк) не прошёл.</text:p>
          </table:table-cell>
          <table:table-cell office:value-type="string" calcext:value-type="string">
            <text:p>напомнить себе прекалкулюс перед началом калькулюса. С примерами.</text:p>
          </table:table-cell>
          <table:table-cell table:number-columns-repeated="5"/>
          <table:table-cell office:value-type="string" calcext:value-type="string">
            <text:p><text:a xlink:href="https://www.edx.org/course/ramp-ap-calculus-weston-high-school-calc360x" xlink:type="simple">https://www.edx.org/course/ramp-ap-calculus-weston-high-school-calc360x</text:a>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AP® Calculus: Challenging Concepts from Calculus AB &amp; Calculus BC</text:p>
          </table:table-cell>
          <table:table-cell table:style-name="Default" office:value-type="string" calcext:value-type="string">
            <text:p>бесит тёлка.</text:p>
          </table:table-cell>
          <table:table-cell office:value-type="string" calcext:value-type="string">
            <text:p>Мат анализ</text:p>
          </table:table-cell>
          <table:table-cell office:value-type="string" calcext:value-type="string">
            <text:p>Davidson Next</text:p>
          </table:table-cell>
          <table:table-cell table:number-columns-repeated="4"/>
          <table:table-cell office:value-type="string" calcext:value-type="string">
            <text:p><text:a xlink:href="https://www.edx.org/course/apr-calculus-challenging-concepts-davidson-next-calapccx-1" xlink:type="simple">https://www.edx.org/course/apr-calculus-challenging-concepts-davidson-next-calapccx-1</text:a>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Pre-University Calculus</text:p>
          </table:table-cell>
          <table:table-cell/>
          <table:table-cell table:style-name="ce45" office:value-type="string" calcext:value-type="string">
            <text:p>Функции, Дифференциалы, Интегралы. Пре-калкулус короче. Лекторы мне больше нравяцца чем та бабка.</text:p>
          </table:table-cell>
          <table:table-cell office:value-type="string" calcext:value-type="string">
            <text:p><text:s/>DelftX </text:p>
          </table:table-cell>
          <table:table-cell table:number-columns-repeated="4"/>
          <table:table-cell office:value-type="string" calcext:value-type="string">
            <text:p><text:a xlink:href="https://www.edx.org/course/pre-university-calculus-delftx-calc001x-2" xlink:type="simple">https://www.edx.org/course/pre-university-calculus-delftx-calc001x-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Матанализ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0" office:value-type="string" calcext:value-type="string">
            <text:p>Calculus 1A: Differentiation (прошёл)</text:p>
          </table:table-cell>
          <table:table-cell table:style-name="ce46" office:value-type="string" calcext:value-type="string">
            <text:p>нюанс в том, что если я ошибся <text:s/>- оно пускает меня дальше, и ставит низкие баллы, а не объясняет, где я ошибся – проверь</text:p>
          </table:table-cell>
          <table:table-cell office:value-type="string" calcext:value-type="string">
            <text:p>Матан. Дифференциалы. Всё это хорошо, но как решить проблему. Следующим по ходу будет геометрия.</text:p>
          </table:table-cell>
          <table:table-cell table:number-columns-repeated="5"/>
          <table:table-cell office:value-type="string" calcext:value-type="string">
            <text:p><text:a xlink:href="https://www.edx.org/course/calculus-1a-differentiation-mitx-18-01-1x-0" xlink:type="simple">https://www.edx.org/course/calculus-1a-differentiation-mitx-18-01-1x-0</text:a>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Calculus 1B: Integration</text:p>
          </table:table-cell>
          <table:table-cell office:value-type="string" calcext:value-type="string">
            <text:p>твою мать, они изменили дату. Теперь надо ждать середины учебного года. Пиздец. Может скажут как открыть.</text:p>
          </table:table-cell>
          <table:table-cell office:value-type="string" calcext:value-type="string">
            <text:p>Матан. Интеграция.</text:p>
          </table:table-cell>
          <table:table-cell table:number-columns-repeated="5"/>
          <table:table-cell office:value-type="string" calcext:value-type="string">
            <text:p><text:a xlink:href="https://www.edx.org/course/calculus-1b-integration-mitx-18-01-2x-0?utm_campaign=mitx&amp;utm_medium=partner-marketing&amp;utm_source=direct&amp;utm_content=18-01-3x-to-18-01-2x" xlink:type="simple">https://www.edx.org/course/calculus-1b-integration-mitx-18-01-2x-0?utm_campaign=mitx&amp;utm_medium=partner-marketing&amp;utm_source=direct&amp;utm_content=18-01-3x-to-18-01-2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Calculus 1C: Coordinate Systems &amp; Infinite Series</text:p>
          </table:table-cell>
          <table:table-cell/>
          <table:table-cell table:style-name="ce45" office:value-type="string" calcext:value-type="string">
            <text:p>Матанализ… То что я хотел. Но это какой-то топовый. Вначале надо что-то попроще пройти. Кстати по ходу он неплохой.</text:p>
          </table:table-cell>
          <table:table-cell office:value-type="string" calcext:value-type="string">
            <text:p><text:s/>MITx </text:p>
          </table:table-cell>
          <table:table-cell/>
          <table:table-cell office:value-type="string" calcext:value-type="string">
            <text:p><text:a xlink:href="https://www.edx.org/course/calculus-1b-integration-mitx-18-01-2x-0" xlink:type="simple">https://www.edx.org/course/calculus-1b-integration-mitx-18-01-2x-0</text:a></text:p>
          </table:table-cell>
          <table:table-cell table:number-columns-repeated="2"/>
          <table:table-cell office:value-type="string" calcext:value-type="string">
            <text:p><text:a xlink:href="https://www.edx.org/course/calculus-1c-coordinate-systems-infinite-mitx-18-01-3x-0" xlink:type="simple">https://www.edx.org/course/calculus-1c-coordinate-systems-infinite-mitx-18-01-3x-0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Calculus Applied!</text:p>
          </table:table-cell>
          <table:table-cell/>
          <table:table-cell office:value-type="string" calcext:value-type="string">
            <text:p>Примеры из жизни, и сферы, где применяется матан.</text:p>
          </table:table-cell>
          <table:table-cell office:value-type="string" calcext:value-type="string">
            <text:p><text:s/>HarvardX </text:p>
          </table:table-cell>
          <table:table-cell/>
          <table:table-cell office:value-type="string" calcext:value-type="string">
            <text:p>Калькулуюс</text:p>
          </table:table-cell>
          <table:table-cell table:number-columns-repeated="2"/>
          <table:table-cell office:value-type="string" calcext:value-type="string">
            <text:p><text:a xlink:href="https://www.edx.org/course/calculus-applied-harvardx-calcapl1x" xlink:type="simple">https://www.edx.org/course/calculus-applied-harvardx-calcapl1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reparing for the AP Calculus AB Exam – Part 1: Derivatives</text:p>
          </table:table-cell>
          <table:table-cell/>
          <table:table-cell office:value-type="string" calcext:value-type="string">
            <text:p>Лимиты, деревативы, применение, подготовка к экзамену… Мне экзамен не надо, а лимиты надо. Хз, может.</text:p>
          </table:table-cell>
          <table:table-cell table:number-columns-repeated="5"/>
          <table:table-cell office:value-type="string" calcext:value-type="string">
            <text:p><text:a xlink:href="https://www.edx.org/course/preparing-ap-calculus-ab-exam-part-1-ricex-advcal-1x" xlink:type="simple">https://www.edx.org/course/preparing-ap-calculus-ab-exam-part-1-ricex-advcal-1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reparing for the AP Calculus AB Exam – Part 2: Integrals</text:p>
          </table:table-cell>
          <table:table-cell/>
          <table:table-cell office:value-type="string" calcext:value-type="string">
            <text:p>Интегралы.</text:p>
          </table:table-cell>
          <table:table-cell office:value-type="string" calcext:value-type="string">
            <text:p>RiceX</text:p>
          </table:table-cell>
          <table:table-cell table:number-columns-repeated="4"/>
          <table:table-cell office:value-type="string" calcext:value-type="string">
            <text:p><text:a xlink:href="https://www.edx.org/course/preparing-ap-calculus-ab-exam-part-2-ricex-advcalcab-2x" xlink:type="simple">https://www.edx.org/course/preparing-ap-calculus-ab-exam-part-2-ricex-advcalcab-2x</text:a></text:p>
          </table:table-cell>
          <table:table-cell table:number-columns-repeated="1015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style-name="ce42" office:value-type="string" calcext:value-type="string">
            <text:p>Дифференциалы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5" office:value-type="string" calcext:value-type="string">
            <text:p>Introduction to Differential Equations</text:p>
          </table:table-cell>
          <table:table-cell/>
          <table:table-cell office:value-type="string" calcext:value-type="string">
            <text:p>Опять этот чувак с дифференциалами. Стопудово это один и тот же курс 10 раз.</text:p>
          </table:table-cell>
          <table:table-cell table:number-columns-repeated="5"/>
          <table:table-cell office:value-type="string" calcext:value-type="string">
            <text:p><text:a xlink:href="https://www.edx.org/course/introduction-differential-equations-mitx-18-031x" xlink:type="simple">https://www.edx.org/course/introduction-differential-equations-mitx-18-031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Introduction to Differential Equations</text:p>
          </table:table-cell>
          <table:table-cell/>
          <table:table-cell office:value-type="string" calcext:value-type="string">
            <text:p>Вступление в дифференциалы. Кстати по ощущениям – нормальный професор, и интересная графика.</text:p>
          </table:table-cell>
          <table:table-cell table:style-name="ce54" office:value-type="string" calcext:value-type="string">
            <text:p><text:a xlink:href="https://www.edx.org/school/bux" xlink:type="simple">BUx</text:a> </text:p>
          </table:table-cell>
          <table:table-cell/>
          <table:table-cell office:value-type="string" calcext:value-type="string">
            <text:p>Геометрия, Калкулюсь</text:p>
          </table:table-cell>
          <table:table-cell table:number-columns-repeated="2"/>
          <table:table-cell office:value-type="string" calcext:value-type="string">
            <text:p><text:a xlink:href="https://www.edx.org/course/introduction-differential-equations-bux-math226-1x-1#.VOavBbB4oaU" xlink:type="simple">https://www.edx.org/course/introduction-differential-equations-bux-math226-1x-1#.VOavBbB4oaU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Linear Differential Equations</text:p>
          </table:table-cell>
          <table:table-cell/>
          <table:table-cell office:value-type="string" calcext:value-type="string">
            <text:p>Дифференциалы… </text:p>
          </table:table-cell>
          <table:table-cell table:number-columns-repeated="5"/>
          <table:table-cell office:value-type="string" calcext:value-type="string">
            <text:p>https://www.edx.org/course/linear-differential-equations-bux-math226-2x-1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Nonlinear Differential Equations: Order and Chaos</text:p>
          </table:table-cell>
          <table:table-cell/>
          <table:table-cell office:value-type="string" calcext:value-type="string">
            <text:p>Те же дифференциалы.</text:p>
          </table:table-cell>
          <table:table-cell table:number-columns-repeated="2"/>
          <table:table-cell office:value-type="string" calcext:value-type="string">
            <text:p>Векторы</text:p>
          </table:table-cell>
          <table:table-cell table:number-columns-repeated="2"/>
          <table:table-cell office:value-type="string" calcext:value-type="string">
            <text:p><text:a xlink:href="https://www.edx.org/course/nonlinear-differential-equations-order-bux-math226-3x-1" xlink:type="simple">https://www.edx.org/course/nonlinear-differential-equations-order-bux-math226-3x-1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ifferential Equations: Linear Algebra and NxN Systems of Differential Equations</text:p>
          </table:table-cell>
          <table:table-cell/>
          <table:table-cell table:style-name="ce45" office:value-type="string" calcext:value-type="string">
            <text:p>Моделирование событий используя дифференциалы… Типа калкулус калкулусом, а тут берут одну тему – дифференциалы – и её разжёвывают.</text:p>
          </table:table-cell>
          <table:table-cell office:value-type="string" calcext:value-type="string">
            <text:p><text:s/>MITx </text:p>
          </table:table-cell>
          <table:table-cell table:number-columns-repeated="4"/>
          <table:table-cell office:value-type="string" calcext:value-type="string">
            <text:p><text:a xlink:href="https://www.edx.org/course/differential-equations-linear-algebra-and-nxn-systems-of-differential-equations" xlink:type="simple">https://www.edx.org/course/differential-equations-linear-algebra-and-nxn-systems-of-differential-equations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ifferential Equations: 2x2 Systems</text:p>
          </table:table-cell>
          <table:table-cell/>
          <table:table-cell office:value-type="string" calcext:value-type="string">
            <text:p>Суто дифференциалы.</text:p>
          </table:table-cell>
          <table:table-cell table:number-columns-repeated="5"/>
          <table:table-cell office:value-type="string" calcext:value-type="string">
            <text:p><text:a xlink:href="https://www.edx.org/course/differential-equations-2x2-systems-mitx-18-032x" xlink:type="simple">https://www.edx.org/course/differential-equations-2x2-systems-mitx-18-032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nsfer Functions and the Laplace Transform</text:p>
          </table:table-cell>
          <table:table-cell/>
          <table:table-cell table:style-name="ce46" office:value-type="string" calcext:value-type="string">
            <text:p>Дифференциалы опять. Кажется оно уже было. Лапласы и т.п.</text:p>
          </table:table-cell>
          <table:table-cell office:value-type="string" calcext:value-type="string">
            <text:p><text:s/>MITx </text:p>
          </table:table-cell>
          <table:table-cell table:number-columns-repeated="4"/>
          <table:table-cell office:value-type="string" calcext:value-type="string">
            <text:p><text:a xlink:href="https://www.edx.org/course/transfer-functions-laplace-transform-mitx-18-03lx" xlink:type="simple">https://www.edx.org/course/transfer-functions-laplace-transform-mitx-18-03lx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Линейная алгебра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5" office:value-type="string" calcext:value-type="string">
            <text:p>Applications of Linear Algebra Part 1</text:p>
          </table:table-cell>
          <table:table-cell/>
          <table:table-cell office:value-type="string" calcext:value-type="string">
            <text:p>Азы линейной алгебры. То шо надо. Для компьютерной графики.</text:p>
          </table:table-cell>
          <table:table-cell office:value-type="string" calcext:value-type="string">
            <text:p><text:s/>DavidsonX </text:p>
          </table:table-cell>
          <table:table-cell table:number-columns-repeated="4"/>
          <table:table-cell office:value-type="string" calcext:value-type="string">
            <text:p><text:a xlink:href="https://www.edx.org/course/applications-linear-algebra-part-1-davidsonx-d003x-1" xlink:type="simple">https://www.edx.org/course/applications-linear-algebra-part-1-davidsonx-d003x-1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Applications of Linear Algebra Part 2</text:p>
          </table:table-cell>
          <table:table-cell/>
          <table:table-cell office:value-type="string" calcext:value-type="string">
            <text:p>Линейная алгебра для предсказания статистики.</text:p>
          </table:table-cell>
          <table:table-cell office:value-type="string" calcext:value-type="string">
            <text:p><text:s/>DavidsonX </text:p>
          </table:table-cell>
          <table:table-cell table:number-columns-repeated="4"/>
          <table:table-cell office:value-type="string" calcext:value-type="string">
            <text:p><text:a xlink:href="https://www.edx.org/course/applications-linear-algebra-part-2-davidsonx-d003x-2" xlink:type="simple">https://www.edx.org/course/applications-linear-algebra-part-2-davidsonx-d003x-2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Linear Algebra - Foundations to Frontiers</text:p>
          </table:table-cell>
          <table:table-cell/>
          <table:table-cell table:style-name="ce45" office:value-type="string" calcext:value-type="string">
            <text:p>Линейная алгебра.</text:p>
          </table:table-cell>
          <table:table-cell table:number-columns-repeated="2"/>
          <table:table-cell office:value-type="string" calcext:value-type="string">
            <text:p>Геометрия, pre-calculus</text:p>
          </table:table-cell>
          <table:table-cell table:style-name="ce45" office:value-type="string" calcext:value-type="string">
            <text:p>Симуляции ураганов, турбулентности, 3Д моделей и т.п. Оно.</text:p>
          </table:table-cell>
          <table:table-cell/>
          <table:table-cell office:value-type="string" calcext:value-type="string">
            <text:p><text:a xlink:href="https://www.edx.org/course/laff-linear-algebra-foundations-to-frontiers" xlink:type="simple">https://www.edx.org/course/laff-linear-algebra-foundations-to-frontiers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Street-Fighting Math</text:p>
          </table:table-cell>
          <table:table-cell table:style-name="ce46" office:value-type="string" calcext:value-type="string">
            <text:p>мне кажется, что MIT мне уже всё объяснил, что этот чувак хочет объяснить. Математические модели создавать и т.п.</text:p>
          </table:table-cell>
          <table:table-cell office:value-type="string" calcext:value-type="string">
            <text:p>Непонятно что он учит но я бы посмотрел. Типа магические формулы позволяющие решать всё в уме. Я понимаю, что хз. Но всё-таки.</text:p>
          </table:table-cell>
          <table:table-cell table:number-columns-repeated="2"/>
          <table:table-cell office:value-type="string" calcext:value-type="string">
            <text:p>тригонометрия, алгебра, калькулюсь</text:p>
          </table:table-cell>
          <table:table-cell table:number-columns-repeated="2"/>
          <table:table-cell office:value-type="string" calcext:value-type="string">
            <text:p><text:a xlink:href="https://www.edx.org/course/street-fighting-math-mitx-6-sfmx" xlink:type="simple">https://www.edx.org/course/street-fighting-math-mitx-6-sfmx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Теория Вероятностей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Introduction to Probability</text:p>
          </table:table-cell>
          <table:table-cell/>
          <table:table-cell office:value-type="string" calcext:value-type="string">
            <text:p>Теория вероятностей</text:p>
          </table:table-cell>
          <table:table-cell office:value-type="string" calcext:value-type="string">
            <text:p>HarvardX</text:p>
          </table:table-cell>
          <table:table-cell/>
          <table:table-cell office:value-type="string" calcext:value-type="string">
            <text:p>Желательно Calculus</text:p>
          </table:table-cell>
          <table:table-cell table:number-columns-repeated="2"/>
          <table:table-cell office:value-type="string" calcext:value-type="string">
            <text:p><text:a xlink:href="https://www.edx.org/course/introduction-to-probability-0" xlink:type="simple">https://www.edx.org/course/introduction-to-probability-0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Fat Chance: Probability from the Ground Up</text:p>
          </table:table-cell>
          <table:table-cell/>
          <table:table-cell table:style-name="ce45" office:value-type="string" calcext:value-type="string">
            <text:p>Теория вероятностей</text:p>
          </table:table-cell>
          <table:table-cell table:style-name="ce45" office:value-type="string" calcext:value-type="string">
            <text:p><text:s/>HarvardX </text:p>
          </table:table-cell>
          <table:table-cell table:style-name="ce54" office:value-type="string" calcext:value-type="string">
            <text:p>Introductory</text:p>
          </table:table-cell>
          <table:table-cell office:value-type="string" calcext:value-type="string">
            <text:p>Алгебра</text:p>
          </table:table-cell>
          <table:table-cell table:number-columns-repeated="2"/>
          <table:table-cell office:value-type="string" calcext:value-type="string">
            <text:p><text:a xlink:href="https://www.edx.org/course/fat-chance-probability-from-the-ground-up" xlink:type="simple">https://www.edx.org/course/fat-chance-probability-from-the-ground-up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Introduction to Probability: Part 1 - The Fundamentals</text:p>
          </table:table-cell>
          <table:table-cell/>
          <table:table-cell office:value-type="string" calcext:value-type="string">
            <text:p>Теория вероятностей. Вступление</text:p>
          </table:table-cell>
          <table:table-cell table:number-columns-repeated="5"/>
          <table:table-cell office:value-type="string" calcext:value-type="string">
            <text:p><text:a xlink:href="https://www.edx.org/course/introduction-probability-part-1-mitx-6-041-1x" xlink:type="simple">https://www.edx.org/course/introduction-probability-part-1-mitx-6-041-1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Introduction to Probability: Part II – Inference &amp; Processes</text:p>
          </table:table-cell>
          <table:table-cell/>
          <table:table-cell office:value-type="string" calcext:value-type="string">
            <text:p>Статистика, законы больших чисел… Вся эта херня. Чувак ни бабла, ни решения проблем. Какие большие числа.</text:p>
          </table:table-cell>
          <table:table-cell office:value-type="string" calcext:value-type="string">
            <text:p>MITx</text:p>
          </table:table-cell>
          <table:table-cell table:number-columns-repeated="4"/>
          <table:table-cell office:value-type="string" calcext:value-type="string">
            <text:p><text:a xlink:href="https://www.edx.org/course/introduction-to-probability-part-2-inference-processes" xlink:type="simple">https://www.edx.org/course/introduction-to-probability-part-2-inference-processes</text:a>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Data Science: Probability</text:p>
          </table:table-cell>
          <table:table-cell/>
          <table:table-cell table:style-name="ce45" office:value-type="string" calcext:value-type="string">
            <text:p>Теория вероятностей</text:p>
          </table:table-cell>
          <table:table-cell table:style-name="ce45" office:value-type="string" calcext:value-type="string">
            <text:p><text:s/>HarvardX </text:p>
          </table:table-cell>
          <table:table-cell table:number-columns-repeated="4"/>
          <table:table-cell office:value-type="string" calcext:value-type="string">
            <text:p><text:a xlink:href="https://www.edx.org/course/data-science-probability-harvardx-ph125-3x" xlink:type="simple">https://www.edx.org/course/data-science-probability-harvardx-ph125-3x</text:a></text:p>
          </table:table-cell>
          <table:table-cell office:value-type="string" calcext:value-type="string">
            <text:p>4 недели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Probability: Basic Concepts &amp; Discrete Random Variables</text:p>
          </table:table-cell>
          <table:table-cell/>
          <table:table-cell table:style-name="ce45" office:value-type="string" calcext:value-type="string">
            <text:p>Азы теории вероятностей</text:p>
          </table:table-cell>
          <table:table-cell office:value-type="string" calcext:value-type="string">
            <text:p>PurdueX</text:p>
          </table:table-cell>
          <table:table-cell table:number-columns-repeated="4"/>
          <table:table-cell office:value-type="string" calcext:value-type="string">
            <text:p><text:a xlink:href="https://www.edx.org/course/probability-basic-concepts-discrete-random-variables" xlink:type="simple">https://www.edx.org/course/probability-basic-concepts-discrete-random-variables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Introduction to Engineering Mathematics with Applications</text:p>
          </table:table-cell>
          <table:table-cell/>
          <table:table-cell office:value-type="string" calcext:value-type="string">
            <text:p>Квадратичные формулы, тригонометрия, 2д векторы, комплексные числа, синусоиды, системы уравнений, деревативы, интегралы, дифференциалы</text:p>
          </table:table-cell>
          <table:table-cell table:number-columns-repeated="5"/>
          <table:table-cell office:value-type="string" calcext:value-type="string">
            <text:p><text:a xlink:href="https://www.edx.org/course/introduction-engineering-mathematics-utarlingtonx-engr3-0x" xlink:type="simple">https://www.edx.org/course/introduction-engineering-mathematics-utarlingtonx-engr3-0x</text:a>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robability: Distribution Models &amp; Continuous Random Variables</text:p>
          </table:table-cell>
          <table:table-cell/>
          <table:table-cell office:value-type="string" calcext:value-type="string">
            <text:p>Теория вероятностей (продолжение)</text:p>
          </table:table-cell>
          <table:table-cell office:value-type="string" calcext:value-type="string">
            <text:p>PurdueX</text:p>
          </table:table-cell>
          <table:table-cell/>
          <table:table-cell office:value-type="string" calcext:value-type="string">
            <text:p>Calculus 1, 2, 3</text:p>
          </table:table-cell>
          <table:table-cell office:value-type="string" calcext:value-type="string">
            <text:p>Подводит к генерированию функций</text:p>
          </table:table-cell>
          <table:table-cell/>
          <table:table-cell office:value-type="string" calcext:value-type="string">
            <text:p><text:a xlink:href="https://www.edx.org/course/probability-distribution-models-continuous-random-variables" xlink:type="simple">https://www.edx.org/course/probability-distribution-models-continuous-random-variables</text:a></text:p>
          </table:table-cell>
          <table:table-cell table:number-columns-repeated="1015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style-name="ce37" office:value-type="string" calcext:value-type="string">
            <text:p>Статистика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Introduction to Statistics: Descriptive Statistics</text:p>
          </table:table-cell>
          <table:table-cell/>
          <table:table-cell office:value-type="string" calcext:value-type="string">
            <text:p>статистика</text:p>
          </table:table-cell>
          <table:table-cell office:value-type="string" calcext:value-type="string">
            <text:p><text:s/>BerkeleyX </text:p>
          </table:table-cell>
          <table:table-cell table:number-columns-repeated="4"/>
          <table:table-cell office:value-type="string" calcext:value-type="string">
            <text:p><text:a xlink:href="https://www.edx.org/course/introduction-statistics-descriptive-uc-berkeleyx-stat2-1x" xlink:type="simple">https://www.edx.org/course/introduction-statistics-descriptive-uc-berkeleyx-stat2-1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duction to Statistics: Inference</text:p>
          </table:table-cell>
          <table:table-cell/>
          <table:table-cell office:value-type="string" calcext:value-type="string">
            <text:p>статистика</text:p>
          </table:table-cell>
          <table:table-cell table:style-name="ce54" office:value-type="string" calcext:value-type="string">
            <text:p><text:a xlink:href="https://www.edx.org/school/uc-berkeleyx" xlink:type="simple">BerkeleyX</text:a> </text:p>
          </table:table-cell>
          <table:table-cell table:number-columns-repeated="4"/>
          <table:table-cell office:value-type="string" calcext:value-type="string">
            <text:p><text:a xlink:href="https://www.edx.org/course/introduction-statistics-inference-uc-berkeleyx-stat2-3x" xlink:type="simple">https://www.edx.org/course/introduction-statistics-inference-uc-berkeleyx-stat2-3x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Mathematical Modelling Basics</text:p>
          </table:table-cell>
          <table:table-cell/>
          <table:table-cell office:value-type="string" calcext:value-type="string">
            <text:p>Математическое моделирование (предсказание будущего на основе данных)</text:p>
          </table:table-cell>
          <table:table-cell office:value-type="string" calcext:value-type="string">
            <text:p>TUDelft</text:p>
          </table:table-cell>
          <table:table-cell/>
          <table:table-cell office:value-type="string" calcext:value-type="string">
            <text:p>Calculus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 "Heart" Stats: Learning to Love Statistics</text:p>
          </table:table-cell>
          <table:table-cell/>
          <table:table-cell office:value-type="string" calcext:value-type="string">
            <text:p>статистика простыми словами. Например для анализа большого количества данных.</text:p>
          </table:table-cell>
          <table:table-cell table:number-columns-repeated="5"/>
          <table:table-cell office:value-type="string" calcext:value-type="string">
            <text:p><text:a xlink:href="https://www.edx.org/course/i-heart-stats-learning-love-statistics-notredamex-soc120x" xlink:type="simple">https://www.edx.org/course/i-heart-stats-learning-love-statistics-notredamex-soc120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s, Crowds and Markets</text:p>
          </table:table-cell>
          <table:table-cell/>
          <table:table-cell office:value-type="string" calcext:value-type="string">
            <text:p>социальные сети как платформа для продаж</text:p>
          </table:table-cell>
          <table:table-cell table:number-columns-repeated="5"/>
          <table:table-cell office:value-type="string" calcext:value-type="string">
            <text:p><text:a xlink:href="https://www.edx.org/course/networks-crowds-markets-cornellx-info2040x-2" xlink:type="simple">https://www.edx.org/course/networks-crowds-markets-cornellx-info2040x-2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aring for the AP* Statistics Exam</text:p>
          </table:table-cell>
          <table:table-cell/>
          <table:table-cell office:value-type="string" calcext:value-type="string">
            <text:p>Статистика из выборки… На кой мне экзам. Мне надо другое.</text:p>
          </table:table-cell>
          <table:table-cell table:number-columns-repeated="5"/>
          <table:table-cell office:value-type="string" calcext:value-type="string">
            <text:p><text:a xlink:href="https://www.edx.org/course/preparing-ap-statistics-exam-tennessee-board-regents-statx-0" xlink:type="simple">https://www.edx.org/course/preparing-ap-statistics-exam-tennessee-board-regents-statx-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lore Statistics with R</text:p>
          </table:table-cell>
          <table:table-cell/>
          <table:table-cell office:value-type="string" calcext:value-type="string">
            <text:p>Опять этот R со статистикой.</text:p>
          </table:table-cell>
          <table:table-cell table:number-columns-repeated="1021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style-name="ce42" office:value-type="string" calcext:value-type="string">
            <text:p>Логические Связи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0" office:value-type="string" calcext:value-type="string">
            <text:p>Graph Algorithms (прошёл)</text:p>
          </table:table-cell>
          <table:table-cell office:value-type="string" calcext:value-type="string">
            <text:p>переучись в MIT – это комбинаторика</text:p>
          </table:table-cell>
          <table:table-cell table:style-name="ce45" office:value-type="string" calcext:value-type="string">
            <text:p>compute shortest distance, min spanning tree, and connected components. Кажется оно майндмапы генерирует.</text:p>
          </table:table-cell>
          <table:table-cell office:value-type="string" calcext:value-type="string">
            <text:p><text:s/>UC San DiegoX </text:p>
          </table:table-cell>
          <table:table-cell table:number-columns-repeated="3"/>
          <table:table-cell office:value-type="string" calcext:value-type="string">
            <text:p>graph algorythms. I need that for “important” sort</text:p>
          </table:table-cell>
          <table:table-cell office:value-type="string" calcext:value-type="string">
            <text:p><text:a xlink:href="https://www.edx.org/course/graph-algorithms-uc-san-diegox-algs202x" xlink:type="simple">https://www.edx.org/course/graph-algorithms-uc-san-diegox-algs202x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Neuronal Dynamics</text:p>
          </table:table-cell>
          <table:table-cell/>
          <table:table-cell office:value-type="string" calcext:value-type="string">
            <text:p>Математические модели нейронов О_о</text:p>
          </table:table-cell>
          <table:table-cell office:value-type="string" calcext:value-type="string">
            <text:p><text:s/>EPFLx </text:p>
          </table:table-cell>
          <table:table-cell/>
          <table:table-cell office:value-type="string" calcext:value-type="string">
            <text:p>Calculus &amp; Probability</text:p>
          </table:table-cell>
          <table:table-cell table:number-columns-repeated="2"/>
          <table:table-cell office:value-type="string" calcext:value-type="string">
            <text:p><text:a xlink:href="https://www.edx.org/course/neuronal-dynamics-epflx-bio465-1x" xlink:type="simple">https://www.edx.org/course/neuronal-dynamics-epflx-bio465-1x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Queuing Theory: from Markov Chains to Multi-Server Systems</text:p>
          </table:table-cell>
          <table:table-cell/>
          <table:table-cell office:value-type="string" calcext:value-type="string">
            <text:p>Построение логических очередей в машине. Использует теорию вероятностей и т.п.</text:p>
          </table:table-cell>
          <table:table-cell table:number-columns-repeated="2"/>
          <table:table-cell office:value-type="string" calcext:value-type="string">
            <text:p>Теория Вероятностей</text:p>
          </table:table-cell>
          <table:table-cell table:number-columns-repeated="2"/>
          <table:table-cell office:value-type="string" calcext:value-type="string">
            <text:p><text:a xlink:href="https://www.edx.org/course/understanding-queues" xlink:type="simple">https://www.edx.org/course/understanding-queues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Learning From Data (Introductory Machine Learning)</text:p>
          </table:table-cell>
          <table:table-cell/>
          <table:table-cell table:style-name="ce46" office:value-type="string" calcext:value-type="string">
            <text:p>машин лёрнинг фром дата.</text:p>
          </table:table-cell>
          <table:table-cell office:value-type="string" calcext:value-type="string">
            <text:p><text:s/>CaltechX </text:p>
          </table:table-cell>
          <table:table-cell table:number-columns-repeated="4"/>
          <table:table-cell office:value-type="string" calcext:value-type="string">
            <text:p><text:a xlink:href="https://www.edx.org/course/learning-data-introductory-machine-caltechx-cs1156x-0" xlink:type="simple">https://www.edx.org/course/learning-data-introductory-machine-caltechx-cs1156x-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-Complete Problems</text:p>
          </table:table-cell>
          <table:table-cell/>
          <table:table-cell office:value-type="string" calcext:value-type="string">
            <text:p>Эвристические алгоритмы поиска приблизительных решений (по принципу “скорей всего”)</text:p>
          </table:table-cell>
          <table:table-cell table:number-columns-repeated="5"/>
          <table:table-cell office:value-type="string" calcext:value-type="string">
            <text:p><text:a xlink:href="https://www.edx.org/course/np-complete-problems-uc-san-diegox-algs203x" xlink:type="simple">https://www.edx.org/course/np-complete-problems-uc-san-diegox-algs203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ynamic Programming: Applications In Machine Learning and Genomics</text:p>
          </table:table-cell>
          <table:table-cell/>
          <table:table-cell office:value-type="string" calcext:value-type="string">
            <text:p>Сука машин лёрнинг. Переклинило вас всех. Дибилы. Что вы понимаете в шашлыке.</text:p>
          </table:table-cell>
          <table:table-cell table:number-columns-repeated="5"/>
          <table:table-cell office:value-type="string" calcext:value-type="string">
            <text:p><text:a xlink:href="https://www.edx.org/course/dynamic-programming-applications-machine-uc-san-diegox-algs205x" xlink:type="simple">https://www.edx.org/course/dynamic-programming-applications-machine-uc-san-diegox-algs205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ational Neuroscience: Neuronal Dynamics of Cognition</text:p>
          </table:table-cell>
          <table:table-cell/>
          <table:table-cell office:value-type="string" calcext:value-type="string">
            <text:p>Математические модели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-Making for Autonomous Systems</text:p>
          </table:table-cell>
          <table:table-cell/>
          <table:table-cell office:value-type="string" calcext:value-type="string">
            <text:p>Принятие решений. Теория естессно, практики ж нет.</text:p>
          </table:table-cell>
          <table:table-cell office:value-type="string" calcext:value-type="string">
            <text:p><text:s/>ChalmersX </text:p>
          </table:table-cell>
          <table:table-cell table:number-columns-repeated="4"/>
          <table:table-cell office:value-type="string" calcext:value-type="string">
            <text:p><text:a xlink:href="https://www.edx.org/course/decision-making-for-autonomous-systems" xlink:type="simple">https://www.edx.org/course/decision-making-for-autonomous-systems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usal Diagrams: Draw Your Assumptions Before Your Conclusions</text:p>
          </table:table-cell>
          <table:table-cell/>
          <table:table-cell office:value-type="string" calcext:value-type="string">
            <text:p>Диаграмы взаимосвязей учат рисовать. Причины и следствия. У меня с этим проблем вроде нет.</text:p>
          </table:table-cell>
          <table:table-cell office:value-type="string" calcext:value-type="string">
            <text:p>HarvardX</text:p>
          </table:table-cell>
          <table:table-cell table:number-columns-repeated="4"/>
          <table:table-cell office:value-type="string" calcext:value-type="string">
            <text:p><text:a xlink:href="https://www.edx.org/course/causal-diagrams-draw-assumptions-harvardx-ph559x" xlink:type="simple">https://www.edx.org/course/causal-diagrams-draw-assumptions-harvardx-ph559x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МБА (хз)</text:p>
          </table:table-cell>
          <table:table-cell table:style-name="ce42"/>
          <table:table-cell table:number-columns-repeated="1022"/>
        </table:table-row>
        <table:table-row table:style-name="ro1">
          <table:table-cell table:style-name="ce46" office:value-type="string" calcext:value-type="string">
            <text:p>Maths Essentials for MBA Success</text:p>
          </table:table-cell>
          <table:table-cell/>
          <table:table-cell table:style-name="ce45" office:value-type="string" calcext:value-type="string">
            <text:p>MBA из лондона. Первый из четырёх курсов. Применение интегралов и прочего к фирме. Херня это всё, но ты хотел MBA.</text:p>
          </table:table-cell>
          <table:table-cell office:value-type="string" calcext:value-type="string">
            <text:p><text:s/>ImperialX </text:p>
          </table:table-cell>
          <table:table-cell table:number-columns-repeated="4"/>
          <table:table-cell office:value-type="string" calcext:value-type="string">
            <text:p><text:a xlink:href="https://www.edx.org/course/maths-essentials-mba-success-imperialx-icbs003" xlink:type="simple">https://www.edx.org/course/maths-essentials-mba-success-imperialx-icbs003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for Effective Policy Making</text:p>
          </table:table-cell>
          <table:table-cell/>
          <table:table-cell office:value-type="string" calcext:value-type="string">
            <text:p>Визуализация информации</text:p>
          </table:table-cell>
          <table:table-cell table:number-columns-repeated="4"/>
          <table:table-cell office:value-type="string" calcext:value-type="string">
            <text:p>Политика, банки</text:p>
          </table:table-cell>
          <table:table-cell office:value-type="string" calcext:value-type="string">
            <text:p><text:a xlink:href="https://www.edx.org/course/data-for-effective-policy-making" xlink:type="simple">https://www.edx.org/course/data-for-effective-policy-making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duction to Actuarial Science</text:p>
          </table:table-cell>
          <table:table-cell/>
          <table:table-cell office:value-type="string" calcext:value-type="string">
            <text:p>Кеш флоу анализ, решение бизнес-задач… Бухгалтер принимающий решения короче.</text:p>
          </table:table-cell>
          <table:table-cell office:value-type="string" calcext:value-type="string">
            <text:p><text:s/>ANUx </text:p>
          </table:table-cell>
          <table:table-cell table:number-columns-repeated="4"/>
          <table:table-cell office:value-type="string" calcext:value-type="string">
            <text:p><text:a xlink:href="https://www.edx.org/course/introduction-actuarial-science-anux-anu-actuarialx-1" xlink:type="simple">https://www.edx.org/course/introduction-actuarial-science-anux-anu-actuarialx-1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Простые числа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More Fun with Prime Numbers</text:p>
          </table:table-cell>
          <table:table-cell/>
          <table:table-cell table:style-name="ce52" office:value-type="string" calcext:value-type="string">
            <text:p>Китаец чё-то там пиздит про простые числа, и рекламирует свою линейку.</text:p>
          </table:table-cell>
          <table:table-cell office:value-type="string" calcext:value-type="string">
            <text:p>Kyoto University</text:p>
          </table:table-cell>
          <table:table-cell/>
          <table:table-cell office:value-type="string" calcext:value-type="string">
            <text:p>Алгебра</text:p>
          </table:table-cell>
          <table:table-cell table:style-name="ce46" office:value-type="string" calcext:value-type="string">
            <text:p>Сомнительная</text:p>
          </table:table-cell>
          <table:table-cell office:value-type="string" calcext:value-type="string">
            <text:p>Криптография</text:p>
          </table:table-cell>
          <table:table-cell office:value-type="string" calcext:value-type="string">
            <text:p>https://www.edx.org/course/more-fun-with-prime-numbers</text:p>
          </table:table-cell>
          <table:table-cell office:value-type="string" calcext:value-type="string">
            <text:p>5 недель</text:p>
          </table:table-cell>
          <table:table-cell office:value-type="string" calcext:value-type="string">
            <text:p>1-2 часа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 with Prime Numbers: The Mysterious World of Mathematics</text:p>
          </table:table-cell>
          <table:table-cell/>
          <table:table-cell table:style-name="ce52" office:value-type="string" calcext:value-type="string">
            <text:p>Китаец чё-то там пиздит про простые числа, и рекламирует свою линейку.</text:p>
          </table:table-cell>
          <table:table-cell table:number-columns-repeated="5"/>
          <table:table-cell office:value-type="string" calcext:value-type="string">
            <text:p><text:a xlink:href="https://www.edx.org/course/fun-prime-numbers-mysterious-world-kyotoux-004x-0" xlink:type="simple">https://www.edx.org/course/fun-prime-numbers-mysterious-world-kyotoux-004x-0</text:a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Excel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Data Analysis: Take It to the MAX()</text:p>
          </table:table-cell>
          <table:table-cell table:number-columns-repeated="2"/>
          <table:table-cell office:value-type="string" calcext:value-type="string">
            <text:p>TUDelft</text:p>
          </table:table-cell>
          <table:table-cell/>
          <table:table-cell office:value-type="string" calcext:value-type="string">
            <text:p>Excel</text:p>
          </table:table-cell>
          <table:table-cell table:style-name="ce46" office:value-type="string" calcext:value-type="string">
            <text:p>Азы баз данных</text:p>
          </table:table-cell>
          <table:table-cell office:value-type="string" calcext:value-type="string">
            <text:p>Анализ ексель таблиц и визуализация в Питоне</text:p>
          </table:table-cell>
          <table:table-cell office:value-type="string" calcext:value-type="string">
            <text:p>https://www.edx.org/course/data-analysis-take-it-to-the-max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6"/>
          <table:table-cell table:number-columns-repeated="1017"/>
        </table:table-row>
        <table:table-row table:style-name="ro1">
          <table:table-cell table:style-name="ce37" office:value-type="string" calcext:value-type="string">
            <text:p>Программирование</text:p>
          </table:table-cell>
          <table:table-cell table:style-name="ce42"/>
          <table:table-cell table:number-columns-repeated="4"/>
          <table:table-cell table:style-name="ce46"/>
          <table:table-cell table:number-columns-repeated="1017"/>
        </table:table-row>
        <table:table-row table:style-name="ro1">
          <table:table-cell office:value-type="string" calcext:value-type="string">
            <text:p>LAFF – On Programming for Correctness (не трать время)</text:p>
          </table:table-cell>
          <table:table-cell/>
          <table:table-cell table:style-name="ce48" office:value-type="string" calcext:value-type="string">
            <text:p>TDD, BDD</text:p>
          </table:table-cell>
          <table:table-cell table:number-columns-repeated="3"/>
          <table:table-cell table:style-name="ce46" office:value-type="string" calcext:value-type="string">
            <text:p>Популизм</text:p>
          </table:table-cell>
          <table:table-cell table:style-name="ce46" office:value-type="string" calcext:value-type="string">
            <text:p>Программирование без багов. Хаха</text:p>
          </table:table-cell>
          <table:table-cell office:value-type="string" calcext:value-type="string">
            <text:p><text:a xlink:href="https://www.edx.org/course/laff-on-programming-for-correctness" xlink:type="simple">https://www.edx.org/course/laff-on-programming-for-correctness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rse Representations in Signal and Image Processing: Fundamentals</text:p>
          </table:table-cell>
          <table:table-cell/>
          <table:table-cell office:value-type="string" calcext:value-type="string">
            <text:p>Image Processing</text:p>
          </table:table-cell>
          <table:table-cell office:value-type="string" calcext:value-type="string">
            <text:p>IsraelX</text:p>
          </table:table-cell>
          <table:table-cell/>
          <table:table-cell office:value-type="string" calcext:value-type="string">
            <text:p>Linear Algebra, Image processing</text:p>
          </table:table-cell>
          <table:table-cell office:value-type="string" calcext:value-type="string">
            <text:p>Возможно реклама</text:p>
          </table:table-cell>
          <table:table-cell office:value-type="string" calcext:value-type="string">
            <text:p>Улучшение качества и расширения фоток</text:p>
          </table:table-cell>
          <table:table-cell office:value-type="string" calcext:value-type="string">
            <text:p><text:a xlink:href="https://www.edx.org/course/sparse-representations-in-image-processing-from-theory-to-practice" xlink:type="simple">https://www.edx.org/course/sparse-representations-in-image-processing-from-theory-to-practice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rse Representations in Image Processing: From Theory to Practice</text:p>
          </table:table-cell>
          <table:table-cell/>
          <table:table-cell office:value-type="string" calcext:value-type="string">
            <text:p>Улучшение изображений</text:p>
          </table:table-cell>
          <table:table-cell table:number-columns-repeated="2"/>
          <table:table-cell office:value-type="string" calcext:value-type="string">
            <text:p>Linear Algebra, Image proc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ability and Statistics in Data Science using Python</text:p>
          </table:table-cell>
          <table:table-cell table:number-columns-repeated="2"/>
          <table:table-cell office:value-type="string" calcext:value-type="string">
            <text:p><text:s/>UCSanDiegoX 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<text:a xlink:href="https://www.edx.org/course/statistics-and-probability-in-data-science-using-python" xlink:type="simple">https://www.edx.org/course/statistics-and-probability-in-data-science-using-python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Structures Fundamentals</text:p>
          </table:table-cell>
          <table:table-cell/>
          <table:table-cell office:value-type="string" calcext:value-type="string">
            <text:p>Хранение данных</text:p>
          </table:table-cell>
          <table:table-cell table:style-name="ce54" office:value-type="string" calcext:value-type="string">
            <text:p><text:a xlink:href="https://www.edx.org/school/uc-san-diegox" xlink:type="simple">UC San DiegoX</text:a>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Science Readiness Assessment</text:p>
          </table:table-cell>
          <table:table-cell/>
          <table:table-cell office:value-type="string" calcext:value-type="string">
            <text:p>Калькулюс и дифференциалы в программировании</text:p>
          </table:table-cell>
          <table:table-cell table:number-columns-repeated="5"/>
          <table:table-cell office:value-type="string" calcext:value-type="string">
            <text:p><text:a xlink:href="https://www.edx.org/course/data-science-readiness-assessment-notredamex-ds101x" xlink:type="simple">https://www.edx.org/course/data-science-readiness-assessment-notredamex-ds101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undations of Data Analysis - Part 1: Statistics Using R</text:p>
          </table:table-cell>
          <table:table-cell/>
          <table:table-cell office:value-type="string" calcext:value-type="string">
            <text:p>Статистика и моделирование событий из опенсорсных данных… С каким-то софтом под названием R.</text:p>
          </table:table-cell>
          <table:table-cell office:value-type="string" calcext:value-type="string">
            <text:p>UTAustinX</text:p>
          </table:table-cell>
          <table:table-cell table:number-columns-repeated="4"/>
          <table:table-cell office:value-type="string" calcext:value-type="string">
            <text:p><text:a xlink:href="https://www.edx.org/course/foundations-data-analysis-part-1-utaustinx-ut-7-11x-0" xlink:type="simple">https://www.edx.org/course/foundations-data-analysis-part-1-utaustinx-ut-7-11x-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undations of Data Analysis - Part 2: Inferential Statistics</text:p>
          </table:table-cell>
          <table:table-cell/>
          <table:table-cell office:value-type="string" calcext:value-type="string">
            <text:p>Статистика и моделирование событий из опенсорсных данных… С каким-то софтом под названием R.</text:p>
          </table:table-cell>
          <table:table-cell office:value-type="string" calcext:value-type="string">
            <text:p>UTAustinX</text:p>
          </table:table-cell>
          <table:table-cell table:number-columns-repeated="4"/>
          <table:table-cell office:value-type="string" calcext:value-type="string">
            <text:p><text:a xlink:href="https://www.edx.org/course/foundations-data-analysis-part-2-utaustinx-ut-7-21x-0" xlink:type="simple">https://www.edx.org/course/foundations-data-analysis-part-2-utaustinx-ut-7-21x-0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How to Win Coding Competitions: Secrets of Champions</text:p>
          </table:table-cell>
          <table:table-cell/>
          <table:table-cell office:value-type="string" calcext:value-type="string">
            <text:p>Бля. Как быть самым крутым программистом. Задрот учит как быть задротом. Мне не это надо. Хотя…</text:p>
          </table:table-cell>
          <table:table-cell table:number-columns-repeated="5"/>
          <table:table-cell office:value-type="string" calcext:value-type="string">
            <text:p><text:a xlink:href="https://www.edx.org/course/how-to-win-coding-competitions-secrets-of-champions" xlink:type="simple">https://www.edx.org/course/how-to-win-coding-competitions-secrets-of-champions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gorithmic Design and Techniques</text:p>
          </table:table-cell>
          <table:table-cell/>
          <table:table-cell office:value-type="string" calcext:value-type="string">
            <text:p>Какие-то там алгоритмы</text:p>
          </table:table-cell>
          <table:table-cell table:number-columns-repeated="5"/>
          <table:table-cell office:value-type="string" calcext:value-type="string">
            <text:p><text:a xlink:href="https://www.edx.org/course/algorithmic-design-techniques-uc-san-diegox-algs200x" xlink:type="simple">https://www.edx.org/course/algorithmic-design-techniques-uc-san-diegox-algs200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LAB and Octave for Beginners</text:p>
          </table:table-cell>
          <table:table-cell/>
          <table:table-cell office:value-type="string" calcext:value-type="string">
            <text:p>Сохранение jpeg, создание интерактивных программ</text:p>
          </table:table-cell>
          <table:table-cell office:value-type="string" calcext:value-type="string">
            <text:p><text:s/>EPFLx </text:p>
          </table:table-cell>
          <table:table-cell table:number-columns-repeated="2"/>
          <table:table-cell table:style-name="ce46" office:value-type="string" calcext:value-type="string">
            <text:p>Сомнительная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Физика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Dynamics</text:p>
          </table:table-cell>
          <table:table-cell/>
          <table:table-cell office:value-type="string" calcext:value-type="string">
            <text:p>Динамика. Типа для инженеров. Баланс, момент вращения. Почти как план Б если моя жизнь пойдёт под откос с ИИ.</text:p>
          </table:table-cell>
          <table:table-cell table:number-columns-repeated="5"/>
          <table:table-cell office:value-type="string" calcext:value-type="string">
            <text:p><text:a xlink:href="https://www.edx.org/course/dynamics-mitx-2-03x" xlink:type="simple">https://www.edx.org/course/dynamics-mitx-2-03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ativity and Astrophysics</text:p>
          </table:table-cell>
          <table:table-cell/>
          <table:table-cell office:value-type="string" calcext:value-type="string">
            <text:p>астрофизика и относительность.</text:p>
          </table:table-cell>
          <table:table-cell table:number-columns-repeated="5"/>
          <table:table-cell office:value-type="string" calcext:value-type="string">
            <text:p><text:a xlink:href="https://www.edx.org/course/relativity-astrophysics-cornellx-astro2290x" xlink:type="simple">https://www.edx.org/course/relativity-astrophysics-cornellx-astro2290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duction to Mechanics, Part 1</text:p>
          </table:table-cell>
          <table:table-cell/>
          <table:table-cell office:value-type="string" calcext:value-type="string">
            <text:p>Азы механики</text:p>
          </table:table-cell>
          <table:table-cell table:number-columns-repeated="5"/>
          <table:table-cell office:value-type="string" calcext:value-type="string">
            <text:p><text:a xlink:href="https://www.edx.org/course/introduction-mechanics-part-1-ricex-phys-101-1x" xlink:type="simple">https://www.edx.org/course/introduction-mechanics-part-1-ricex-phys-101-1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ineering Mechanics</text:p>
          </table:table-cell>
          <table:table-cell/>
          <table:table-cell office:value-type="string" calcext:value-type="string">
            <text:p>баланс, инженеры. хз.</text:p>
          </table:table-cell>
          <table:table-cell table:style-name="ce53" office:value-type="string" calcext:value-type="string">
            <text:p>уральский какой-то институт.</text:p>
          </table:table-cell>
          <table:table-cell table:number-columns-repeated="4"/>
          <table:table-cell office:value-type="string" calcext:value-type="string">
            <text:p><text:a xlink:href="https://www.edx.org/course/engineering-mechanics-urfux-engm1-1-x-0" xlink:type="simple">https://www.edx.org/course/engineering-mechanics-urfux-engm1-1-x-0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Waves &amp; Optics</text:p>
          </table:table-cell>
          <table:table-cell/>
          <table:table-cell office:value-type="string" calcext:value-type="string">
            <text:p>волны и оптика. Маятники. Электромагнитные волны. Синусоиды. С примерами. Професор с приколом.</text:p>
          </table:table-cell>
          <table:table-cell table:number-columns-repeated="5"/>
          <table:table-cell office:value-type="string" calcext:value-type="string">
            <text:p><text:a xlink:href="https://www.edx.org/course/waves-optics-ricex-phys201x" xlink:type="simple">https://www.edx.org/course/waves-optics-ricex-phys201x</text:a></text:p>
          </table:table-cell>
          <table:table-cell table:number-columns-repeated="1015"/>
        </table:table-row>
        <table:table-row table:style-name="ro1">
          <table:table-cell table:style-name="ce41"/>
          <table:table-cell/>
          <table:table-cell table:style-name="ce41"/>
          <table:table-cell table:number-columns-repeated="1021"/>
        </table:table-row>
        <table:table-row table:style-name="ro1">
          <table:table-cell table:style-name="ce42" office:value-type="string" calcext:value-type="string">
            <text:p>Квантовая Механика</text:p>
          </table:table-cell>
          <table:table-cell table:style-name="ce42"/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Complex Analysis with Physical Applications</text:p>
          </table:table-cell>
          <table:table-cell/>
          <table:table-cell office:value-type="string" calcext:value-type="string">
            <text:p>Квантовая механика (упрощённый вариант).</text:p>
          </table:table-cell>
          <table:table-cell office:value-type="string" calcext:value-type="string">
            <text:p>MISIS</text:p>
          </table:table-cell>
          <table:table-cell/>
          <table:table-cell office:value-type="string" calcext:value-type="string">
            <text:p>Дифференциалы.</text:p>
          </table:table-cell>
          <table:table-cell table:number-columns-repeated="2"/>
          <table:table-cell office:value-type="string" calcext:value-type="string">
            <text:p><text:a xlink:href="https://www.edx.org/course/complex-analysis-physical-applications-misisx-18-11x" xlink:type="simple">https://www.edx.org/course/complex-analysis-physical-applications-misisx-18-11x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Quantum Mechanics for Everyone</text:p>
          </table:table-cell>
          <table:table-cell/>
          <table:table-cell office:value-type="string" calcext:value-type="string">
            <text:p>Квантовая механика… Лазеры, магниты и т.п. </text:p>
          </table:table-cell>
          <table:table-cell office:value-type="string" calcext:value-type="string">
            <text:p><text:s/>GeorgetownX </text:p>
          </table:table-cell>
          <table:table-cell table:number-columns-repeated="2"/>
          <table:table-cell table:style-name="ce45" office:value-type="string" calcext:value-type="string">
            <text:p>Забавное интро. Даже из-за него бы посмотрел.</text:p>
          </table:table-cell>
          <table:table-cell/>
          <table:table-cell office:value-type="string" calcext:value-type="string">
            <text:p><text:a xlink:href="https://www.edx.org/course/quantum-mechanics-everyone-georgetownx-phyx-008-01x" xlink:type="simple">https://www.edx.org/course/quantum-mechanics-everyone-georgetownx-phyx-008-01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ntum Mechanics and Quantum Computation</text:p>
          </table:table-cell>
          <table:table-cell/>
          <table:table-cell office:value-type="string" calcext:value-type="string">
            <text:p>квантовая механика…</text:p>
          </table:table-cell>
          <table:table-cell office:value-type="string" calcext:value-type="string">
            <text:p><text:s/>UC BerkeleyX </text:p>
          </table:table-cell>
          <table:table-cell table:number-columns-repeated="4"/>
          <table:table-cell office:value-type="string" calcext:value-type="string">
            <text:p><text:a xlink:href="https://www.edx.org/course/quantum-mechanics-quantum-computation-uc-berkeleyx-cs-191x" xlink:type="simple">https://www.edx.org/course/quantum-mechanics-quantum-computation-uc-berkeleyx-cs-191x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нженерия</text:p>
          </table:table-cell>
          <table:table-cell table:style-name="ce42"/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Autonomous Mobile Robots</text:p>
          </table:table-cell>
          <table:table-cell/>
          <table:table-cell office:value-type="string" calcext:value-type="string">
            <text:p>Делают роботов. С нуля до автономной ездящей машины.</text:p>
          </table:table-cell>
          <table:table-cell office:value-type="string" calcext:value-type="string">
            <text:p><text:s/>ETHx </text:p>
          </table:table-cell>
          <table:table-cell table:number-columns-repeated="4"/>
          <table:table-cell office:value-type="string" calcext:value-type="string">
            <text:p><text:a xlink:href="https://www.edx.org/course/autonomous-mobile-robots" xlink:type="simple">https://www.edx.org/course/autonomous-mobile-robots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duction to Engineering</text:p>
          </table:table-cell>
          <table:table-cell/>
          <table:table-cell office:value-type="string" calcext:value-type="string">
            <text:p>The application of knowledge to design and build devices, systems, materials and processes in engineering.</text:p>
          </table:table-cell>
          <table:table-cell office:value-type="string" calcext:value-type="string">
            <text:p><text:s/>UTArlingtonX </text:p>
          </table:table-cell>
          <table:table-cell table:number-columns-repeated="4"/>
          <table:table-cell office:value-type="string" calcext:value-type="string">
            <text:p><text:a xlink:href="https://www.edx.org/course/introduction-engineering-utarlingtonx-engr2-0x-0" xlink:type="simple">https://www.edx.org/course/introduction-engineering-utarlingtonx-engr2-0x-0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High Performance Finite Element Modeling</text:p>
          </table:table-cell>
          <table:table-cell/>
          <table:table-cell office:value-type="string" calcext:value-type="string">
            <text:p>Аэродинамика – первая часть.</text:p>
          </table:table-cell>
          <table:table-cell table:number-columns-repeated="5"/>
          <table:table-cell office:value-type="string" calcext:value-type="string">
            <text:p><text:a xlink:href="https://www.edx.org/course/high-performance-finite-element-modeling-kthx-hpfem01-1x" xlink:type="simple">https://www.edx.org/course/high-performance-finite-element-modeling-kthx-hpfem01-1x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High Performance Finite Element Modeling – Part 2</text:p>
          </table:table-cell>
          <table:table-cell/>
          <table:table-cell office:value-type="string" calcext:value-type="string">
            <text:p>Аэродинамика</text:p>
          </table:table-cell>
          <table:table-cell office:value-type="string" calcext:value-type="string">
            <text:p>KTHx</text:p>
          </table:table-cell>
          <table:table-cell/>
          <table:table-cell office:value-type="string" calcext:value-type="string">
            <text:p>Linear Algebra, Calculus</text:p>
          </table:table-cell>
          <table:table-cell table:number-columns-repeated="2"/>
          <table:table-cell office:value-type="string" calcext:value-type="string">
            <text:p><text:a xlink:href="https://www.edx.org/course/high-performance-finite-element-modeling-part-2" xlink:type="simple">https://www.edx.org/course/high-performance-finite-element-modeling-part-2</text:a></text:p>
          </table:table-cell>
          <table:table-cell office:value-type="string" calcext:value-type="string">
            <text:p>7 недель</text:p>
          </table:table-cell>
          <table:table-cell office:value-type="string" calcext:value-type="string">
            <text:p>6 часов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Flight Vehicle Aerodynamics</text:p>
          </table:table-cell>
          <table:table-cell/>
          <table:table-cell office:value-type="string" calcext:value-type="string">
            <text:p>Аэродинамика самолётов. Какие-то они такие секси, эти люди, работающие с самолётами. Может я бы даже прошёл.</text:p>
          </table:table-cell>
          <table:table-cell office:value-type="string" calcext:value-type="string">
            <text:p>MITx</text:p>
          </table:table-cell>
          <table:table-cell/>
          <table:table-cell office:value-type="string" calcext:value-type="string">
            <text:p>векторный калькулюс. Вот что я искал. Дифференциалы. Физика газов.</text:p>
          </table:table-cell>
          <table:table-cell table:number-columns-repeated="2"/>
          <table:table-cell office:value-type="string" calcext:value-type="string">
            <text:p><text:a xlink:href="https://www.edx.org/course/flight-vehicle-aerodynamics-mitx-16-110x-0" xlink:type="simple">https://www.edx.org/course/flight-vehicle-aerodynamics-mitx-16-110x-0</text:a>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Model-Based Automotive Systems Engineering</text:p>
          </table:table-cell>
          <table:table-cell/>
          <table:table-cell table:style-name="ce45" office:value-type="string" calcext:value-type="string">
            <text:p>Создание автомобиля… Всё от управляемости до компьютерных моделей. Инцересно.</text:p>
          </table:table-cell>
          <table:table-cell office:value-type="string" calcext:value-type="string">
            <text:p><text:s/>ChalmersX </text:p>
          </table:table-cell>
          <table:table-cell table:number-columns-repeated="4"/>
          <table:table-cell office:value-type="string" calcext:value-type="string">
            <text:p><text:a xlink:href="https://www.edx.org/course/model-based-automotive-systems-engineering" xlink:type="simple">https://www.edx.org/course/model-based-automotive-systems-engineering</text:a></text:p>
          </table:table-cell>
          <table:table-cell table:number-columns-repeated="1015"/>
        </table:table-row>
        <table:table-row table:style-name="ro1">
          <table:table-cell table:style-name="ce41"/>
          <table:table-cell/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Автоматизация производства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Manufacturing Process Control: Process Modeling and Optimization</text:p>
          </table:table-cell>
          <table:table-cell/>
          <table:table-cell office:value-type="string" calcext:value-type="string">
            <text:p>Контроль над производством О_о. И оптимизация процессов производства. </text:p>
          </table:table-cell>
          <table:table-cell office:value-type="string" calcext:value-type="string">
            <text:p><text:s/>MITx </text:p>
          </table:table-cell>
          <table:table-cell table:number-columns-repeated="4"/>
          <table:table-cell office:value-type="string" calcext:value-type="string">
            <text:p><text:a xlink:href="https://www.edx.org/course/manufacturing-process-control-process-modeling-optimization" xlink:type="simple">https://www.edx.org/course/manufacturing-process-control-process-modeling-optimization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facturing Systems Analysis</text:p>
          </table:table-cell>
          <table:table-cell/>
          <table:table-cell office:value-type="string" calcext:value-type="string">
            <text:p>Анализ систем производства.</text:p>
          </table:table-cell>
          <table:table-cell table:number-columns-repeated="3"/>
          <table:table-cell office:value-type="string" calcext:value-type="string">
            <text:p>Оптимизация производства… Я этим не занимаюсь. Но мог бы. Я хочу быть крутым.</text:p>
          </table:table-cell>
          <table:table-cell/>
          <table:table-cell office:value-type="string" calcext:value-type="string">
            <text:p><text:a xlink:href="https://www.edx.org/course/manufacturing-systems-analysis" xlink:type="simple">https://www.edx.org/course/manufacturing-systems-analysis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duction to Manufacturing Systems</text:p>
          </table:table-cell>
          <table:table-cell/>
          <table:table-cell office:value-type="string" calcext:value-type="string">
            <text:p>Организация линий производства.</text:p>
          </table:table-cell>
          <table:table-cell office:value-type="string" calcext:value-type="string">
            <text:p><text:s/>MITx </text:p>
          </table:table-cell>
          <table:table-cell table:number-columns-repeated="4"/>
          <table:table-cell office:value-type="string" calcext:value-type="string">
            <text:p><text:a xlink:href="https://www.edx.org/course/introduction-to-manufacturing-systems" xlink:type="simple">https://www.edx.org/course/introduction-to-manufacturing-systems</text:a>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anufacturing Process Control: Variation Modeling and Control</text:p>
          </table:table-cell>
          <table:table-cell/>
          <table:table-cell table:style-name="ce41" office:value-type="string" calcext:value-type="string">
            <text:p>автоматизация производства – даже какие-то там аббревиатуры есть свои.</text:p>
          </table:table-cell>
          <table:table-cell table:style-name="ce41" table:number-columns-repeated="5"/>
          <table:table-cell table:style-name="ce41" office:value-type="string" calcext:value-type="string">
            <text:p><text:a xlink:href="https://www.edx.org/course/manufacturing-process-control-i-modeling-and-control-of-variation" xlink:type="simple">https://www.edx.org/course/manufacturing-process-control-i-modeling-and-control-of-variation</text:a></text:p>
          </table:table-cell>
          <table:table-cell table:style-name="ce41" table:number-columns-repeated="1015"/>
        </table:table-row>
        <table:table-row table:style-name="ro1">
          <table:table-cell office:value-type="string" calcext:value-type="string">
            <text:p>Introduction to Control System Design - A First Look</text:p>
          </table:table-cell>
          <table:table-cell/>
          <table:table-cell office:value-type="string" calcext:value-type="string">
            <text:p>фидбек контрол. Как создать дрон, который не сдувается ветром.</text:p>
          </table:table-cell>
          <table:table-cell office:value-type="string" calcext:value-type="string">
            <text:p>MITx</text:p>
          </table:table-cell>
          <table:table-cell/>
          <table:table-cell office:value-type="string" calcext:value-type="string">
            <text:p>деревативы, прекалькулюс.</text:p>
          </table:table-cell>
          <table:table-cell table:number-columns-repeated="2"/>
          <table:table-cell office:value-type="string" calcext:value-type="string">
            <text:p><text:a xlink:href="https://www.edx.org/course/introduction-control-system-design-first-mitx-6-302-0x" xlink:type="simple">https://www.edx.org/course/introduction-control-system-design-first-mitx-6-302-0x</text:a></text:p>
          </table:table-cell>
          <table:table-cell table:number-columns-repeated="1015"/>
        </table:table-row>
        <table:table-row table:style-name="ro1">
          <table:table-cell table:style-name="ce41"/>
          <table:table-cell/>
          <table:table-cell table:style-name="ce41"/>
          <table:table-cell table:number-columns-repeated="1021"/>
        </table:table-row>
        <table:table-row table:style-name="ro1">
          <table:table-cell table:style-name="ce37" office:value-type="string" calcext:value-type="string">
            <text:p>Биоинформатика</text:p>
          </table:table-cell>
          <table:table-cell table:style-name="ce42"/>
          <table:table-cell table:number-columns-repeated="1022"/>
        </table:table-row>
        <table:table-row table:style-name="ro1">
          <table:table-cell office:value-type="string" calcext:value-type="string">
            <text:p>String Processing and Pattern Matching Algorithms</text:p>
          </table:table-cell>
          <table:table-cell/>
          <table:table-cell office:value-type="string" calcext:value-type="string">
            <text:p>Суфиксы, деревья. Хер его знает. Биоинформатика.</text:p>
          </table:table-cell>
          <table:table-cell office:value-type="string" calcext:value-type="string">
            <text:p><text:s/>UC San DiegoX </text:p>
          </table:table-cell>
          <table:table-cell table:number-columns-repeated="4"/>
          <table:table-cell office:value-type="string" calcext:value-type="string">
            <text:p><text:a xlink:href="https://www.edx.org/course/string-processing-pattern-matching-uc-san-diegox-algs204x" xlink:type="simple">https://www.edx.org/course/string-processing-pattern-matching-uc-san-diegox-algs204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 Algorithms in Genome Sequencing</text:p>
          </table:table-cell>
          <table:table-cell/>
          <table:table-cell office:value-type="string" calcext:value-type="string">
            <text:p>Геном</text:p>
          </table:table-cell>
          <table:table-cell table:number-columns-repeated="5"/>
          <table:table-cell office:value-type="string" calcext:value-type="string">
            <text:p><text:a xlink:href="https://www.edx.org/course/graph-algorithms-genome-sequencing-uc-san-diegox-algs206x" xlink:type="simple">https://www.edx.org/course/graph-algorithms-genome-sequencing-uc-san-diegox-algs206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gorithms and Data Structures Capstone</text:p>
          </table:table-cell>
          <table:table-cell/>
          <table:table-cell office:value-type="string" calcext:value-type="string">
            <text:p>Софт для биологии.</text:p>
          </table:table-cell>
          <table:table-cell table:number-columns-repeated="1021"/>
        </table:table-row>
        <table:table-row table:style-name="ro1">
          <table:table-cell table:style-name="ce41"/>
          <table:table-cell/>
          <table:table-cell table:style-name="ce41"/>
          <table:table-cell table:number-columns-repeated="1021"/>
        </table:table-row>
        <table:table-row table:style-name="ro1">
          <table:table-cell table:style-name="ce42" office:value-type="string" calcext:value-type="string">
            <text:p>Курсы с сомнительной пользой</text:p>
          </table:table-cell>
          <table:table-cell table:style-name="ce42"/>
          <table:table-cell table:style-name="ce4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ath in Sports</text:p>
          </table:table-cell>
          <table:table-cell/>
          <table:table-cell table:style-name="ce48" office:value-type="string" calcext:value-type="string">
            <text:p>предсказание результатов спорта из математики. Теория игр. Хз. Азарт мне ни к чему. Мне надо всё знать точно.</text:p>
          </table:table-cell>
          <table:table-cell table:number-columns-repeated="5"/>
          <table:table-cell office:value-type="string" calcext:value-type="string">
            <text:p><text:a xlink:href="https://www.edx.org/course/math-sports-notredamex-mat150x" xlink:type="simple">https://www.edx.org/course/math-sports-notredamex-mat150x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sential Statistics for Data Analysis using Excel</text:p>
          </table:table-cell>
          <table:table-cell/>
          <table:table-cell office:value-type="string" calcext:value-type="string">
            <text:p>Ексель</text:p>
          </table:table-cell>
          <table:table-cell table:style-name="ce48" office:value-type="string" calcext:value-type="string">
            <text:p>Microsoft</text:p>
          </table:table-cell>
          <table:table-cell table:number-columns-repeated="2"/>
          <table:table-cell office:value-type="string" calcext:value-type="string">
            <text:p>Возможно реклама</text:p>
          </table:table-cell>
          <table:table-cell/>
          <table:table-cell office:value-type="string" calcext:value-type="string">
            <text:p><text:a xlink:href="https://www.edx.org/course/essential-statistics-for-data-analysis-using-excel" xlink:type="simple">https://www.edx.org/course/essential-statistics-for-data-analysis-using-exce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sential Mathematics for Artificial Intelligence</text:p>
          </table:table-cell>
          <table:table-cell/>
          <table:table-cell table:style-name="ce47" office:value-type="string" calcext:value-type="string">
            <text:p>Векторы, матрицы и прочее что я выучу отдельно</text:p>
          </table:table-cell>
          <table:table-cell table:style-name="ce48" office:value-type="string" calcext:value-type="string">
            <text:p>Microsoft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Mathematical Modeling in the Life Sciences на китайском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/>Data Structures and Algorithms Part 2 китайский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Combinatorial Mathematics (китайский)</text:p>
          </table:table-cell>
          <table:table-cell table:number-columns-repeated="7"/>
          <table:table-cell office:value-type="string" calcext:value-type="string">
            <text:p><text:a xlink:href="https://www.edx.org/course/combinatorial-mathematics-zu-he-shu-xue-tsinghuax-60240013x-2" xlink:type="simple">https://www.edx.org/course/combinatorial-mathematics-zu-he-shu-xue-tsinghuax-60240013x-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imization Methods for Business Analytics</text:p>
          </table:table-cell>
          <table:table-cell/>
          <table:table-cell table:style-name="ce48" office:value-type="string" calcext:value-type="string">
            <text:p>Бизнес аналитика и оптимизации. Но “профессор” мерзкий, фу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dox and Infinity</text:p>
          </table:table-cell>
          <table:table-cell/>
          <table:table-cell office:value-type="string" calcext:value-type="string">
            <text:p>Бесконечность. Философы. Хуйня. Больной лектор какой-то. Мне разместить квадраты надо. При чём тут инфинити.</text:p>
          </table:table-cell>
          <table:table-cell table:number-columns-repeated="5"/>
          <table:table-cell office:value-type="string" calcext:value-type="string">
            <text:p><text:a xlink:href="https://www.edx.org/course/paradox-infinity-mitx-24-118x-0" xlink:type="simple">https://www.edx.org/course/paradox-infinity-mitx-24-118x-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stion Everything: Scientific Thinking in Real Life</text:p>
          </table:table-cell>
          <table:table-cell/>
          <table:table-cell table:style-name="ce53" office:value-type="string" calcext:value-type="string">
            <text:p>обо всём и ни о чём наверно. “Как правильно думать”.</text:p>
          </table:table-cell>
          <table:table-cell table:number-columns-repeated="3"/>
          <table:table-cell table:style-name="ce52" office:value-type="string" calcext:value-type="string">
            <text:p>Обо всём и ни о чём</text:p>
          </table:table-cell>
          <table:table-cell/>
          <table:table-cell office:value-type="string" calcext:value-type="string">
            <text:p><text:a xlink:href="https://www.edx.org/course/question-everything-scientific-thinking-uqx-query101x-2" xlink:type="simple">https://www.edx.org/course/question-everything-scientific-thinking-uqx-query101x-2</text:a></text:p>
          </table:table-cell>
          <table:table-cell table:number-columns-repeated="1015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5:58:34.04493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7:13:14.565763727</meta:creation-date>
    <meta:generator>LibreOffice/5.4.6.2$Linux_X86_64 LibreOffice_project/40m0$Build-2</meta:generator>
    <dc:date>2018-07-26T19:29:16.658455507</dc:date>
    <meta:editing-duration>P1DT3H12M52S</meta:editing-duration>
    <meta:editing-cycles>336</meta:editing-cycles>
    <meta:document-statistic meta:table-count="1" meta:cell-count="421" meta:object-count="0"/>
  </office:meta>
</office:document-meta>
</file>